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933cm" table:align="left"/>
    </style:style>
    <style:style style:name="Tabela1.A" style:family="table-column">
      <style:table-column-properties style:column-width="4.819cm"/>
    </style:style>
    <style:style style:name="Tabela1.B" style:family="table-column">
      <style:table-column-properties style:column-width="8.992cm"/>
    </style:style>
    <style:style style:name="Tabela1.C" style:family="table-column">
      <style:table-column-properties style:column-width="3.12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ffb65"/>
    </style:style>
    <style:style style:name="P2" style:family="paragraph" style:parent-style-name="Table_20_Contents">
      <style:text-properties officeooo:rsid="001ffb65" officeooo:paragraph-rsid="001ffb65"/>
    </style:style>
    <style:style style:name="P3" style:family="paragraph" style:parent-style-name="Table_20_Contents">
      <style:text-properties officeooo:rsid="00217a26" officeooo:paragraph-rsid="00217a26"/>
    </style:style>
    <style:style style:name="P4" style:family="paragraph" style:parent-style-name="Table_20_Contents">
      <style:text-properties officeooo:rsid="0021b26c" officeooo:paragraph-rsid="0021b26c"/>
    </style:style>
    <style:style style:name="P5" style:family="paragraph" style:parent-style-name="Table_20_Contents">
      <style:text-properties officeooo:paragraph-rsid="0021b26c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1ffb65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officeooo:rsid="00217a26" officeooo:paragraph-rsid="00217a26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T1" style:family="text">
      <style:text-properties fo:language="en" fo:country="US"/>
    </style:style>
    <style:style style:name="T2" style:family="text">
      <style:text-properties fo:language="en" fo:country="US" officeooo:rsid="00217a26"/>
    </style:style>
    <style:style style:name="T3" style:family="text">
      <style:text-properties officeooo:rsid="001ffb65"/>
    </style:style>
    <style:style style:name="T4" style:family="text">
      <style:text-properties officeooo:rsid="00217a26"/>
    </style:style>
    <style:style style:name="T5" style:family="text">
      <style:text-properties officeooo:rsid="0021b26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3">Nome do projeto: </text:span></text:span><text:span text:style-name="Strong_20_Emphasis">PlayBook <text:s/>- </text:span><text:span text:style-name="Strong_20_Emphasis"><text:span text:style-name="T3">Sua nova forma de estudar</text:span></text:span></text:h>
      <text:h text:style-name="Heading_20_2" text:outline-level="2"><text:span text:style-name="Strong_20_Emphasis">1. Contexto e Finalidade</text:span></text:h>
      <text:p text:style-name="Text_20_body">Organizar conteúdos de forma estruturada é essencial para otimizar o aprendizado e a consulta de informações. Este projeto tem como finalidade oferecer uma solução prática e eficiente para transformar playlists do YouTube em eBooks temáticos, proporcionando aos usuários uma maneira organizada<text:span text:style-name="T4"> e eficiente</text:span> de consolidar conhecimentos e aprofundar estudos de forma personalizada.</text:p>
      <text:h text:style-name="Heading_20_2" text:outline-level="2"><text:span text:style-name="Strong_20_Emphasis">2. Objetivos e Benefícios do Projeto</text:span></text:h>
      <text:h text:style-name="Heading_20_3" text:outline-level="3"><text:span text:style-name="Strong_20_Emphasis">Objetivos</text:span></text:h>
      <text:list text:style-name="L1">
        <text:list-item>
          <text:p text:style-name="P6">Facilitar a criação de eBooks temáticos utilizando vídeos de playlists do YouTube como inspiração.</text:p>
        </text:list-item>
        <text:list-item>
          <text:p text:style-name="P6">Prover um ambiente simples e funcional para geração e consulta de eBooks.</text:p>
        </text:list-item>
      </text:list>
      <text:h text:style-name="Heading_20_3" text:outline-level="3"><text:span text:style-name="Strong_20_Emphasis">Benefícios</text:span></text:h>
      <text:list text:style-name="L2">
        <text:list-item>
          <text:p text:style-name="P7">Automatização de um processo que seria manual e demorado</text:p>
        </text:list-item>
        <text:list-item>
          <text:p text:style-name="P7">Ferramenta educativa e de suporte para criadores de conteúdo ou estudantes.</text:p>
        </text:list-item>
        <text:list-item>
          <text:p text:style-name="P7">Possibilidade de organizar e acessar informações de forma prática e eficiente. </text:p>
        </text:list-item>
      </text:list>
      <text:h text:style-name="Heading_20_2" text:outline-level="2"><text:span text:style-name="Strong_20_Emphasis">3. Descrição do MVP</text:span></text:h>
      <text:p text:style-name="Text_20_body">O MVP contará com as seguintes funcionalidades:</text:p>
      <text:list text:style-name="L3">
        <text:list-item>
          <text:p text:style-name="P9">Permitir ao usuário inserir o link de uma <text:span text:style-name="T1">playlist</text:span> do YouTube.</text:p>
        </text:list-item>
        <text:list-item>
          <text:p text:style-name="P9">Extrair os títulos dos vídeos da <text:span text:style-name="T1">playlist</text:span> usando a API do YouTube.</text:p>
        </text:list-item>
        <text:list-item>
          <text:p text:style-name="P9">Gerar um eBook <text:span text:style-name="T4">com</text:span> capítulos baseados nos títulos dos vídeos <text:span text:style-name="T4">da </text:span><text:span text:style-name="T2">playlist</text:span><text:span text:style-name="T4"> do Youtube</text:span>, utilizando a API da OpenAI para criação do conteúdo.</text:p>
        </text:list-item>
        <text:list-item>
          <text:p text:style-name="P8">Salvar os eBooks gerados em arquivos JSON para consultas posteriores.</text:p>
        </text:list-item>
      </text:list>
      <text:p text:style-name="Text_20_body">A aplicação será desenvolvida como uma Single Page Application (SPA), <text:span text:style-name="T3">e o </text:span>código será estruturado para facilitar a implementação de novas funcionalidades.</text:p>
      <text:h text:style-name="Heading_20_2" text:outline-level="2"><text:span text:style-name="Strong_20_Emphasis">4. Ferramentas Utilizadas</text:span></text:h>
      <text:h text:style-name="Heading_20_3" text:outline-level="3"><text:span text:style-name="Strong_20_Emphasis">Tecnologias e Bibliotecas</text:span></text:h>
      <text:list text:style-name="L4">
        <text:list-item>
          <text:p text:style-name="P11"><text:span text:style-name="Strong_20_Emphasis"><text:span text:style-name="T1">APIs</text:span></text:span>:</text:p>
          <text:list>
            <text:list-item>
              <text:p text:style-name="P11">YouTube API (extração de títulos de vídeos).</text:p>
            </text:list-item>
            <text:list-item>
              <text:p text:style-name="P11">OpenAI API (geração de conteúdo).</text:p>
            </text:list-item>
          </text:list>
        </text:list-item>
        <text:list-item>
          <text:p text:style-name="P11"><text:span text:style-name="Strong_20_Emphasis">Desenvolvimento</text:span>:</text:p>
          <text:list>
            <text:list-item>
              <text:p text:style-name="P11"><text:span text:style-name="T1">Python</text:span> (linguagem principal).</text:p>
            </text:list-item>
            <text:list-item>
              <text:p text:style-name="P12">Front-end:JS puro</text:p>
            </text:list-item>
            <text:list-item>
              <text:p text:style-name="P11">Pandas (manipulação de dados).</text:p>
            </text:list-item>
            <text:list-item>
              <text:p text:style-name="P10">JSON (armazenamento local dos eBooks).</text:p>
            </text:list-item>
          </text:list>
        </text:list-item>
      </text:list>
      <text:h text:style-name="Heading_20_3" text:outline-level="3"><text:soft-page-break/><text:span text:style-name="Strong_20_Emphasis">Design</text:span></text:h>
      <text:list text:style-name="L5">
        <text:list-item>
          <text:p text:style-name="P13">Figma (prototipação da interface).</text:p>
        </text:list-item>
      </text:list>
      <text:h text:style-name="Heading_20_3" text:outline-level="3"><text:span text:style-name="Strong_20_Emphasis">Banco de Dados</text:span></text:h>
      <text:list text:style-name="L6">
        <text:list-item>
          <text:p text:style-name="P14">Para o MVP, os eBooks serão armazenados em arquivos JSON locais, utilizando um sistema organizado em pastas para eficiência. Caso necessário, as informações poderão ser integradas a um banco de dados no futuro.</text:p>
        </text:list-item>
      </text:list>
      <text:h text:style-name="Heading_20_2" text:outline-level="2"><text:span text:style-name="Strong_20_Emphasis">5. Cronograma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<text:span text:style-name="Strong_20_Emphasis">Etapa</text:span></text:p>
            </table:table-cell>
            <table:table-cell table:style-name="Tabela1.A1" office:value-type="string">
              <text:p text:style-name="Table_20_Heading"><text:span text:style-name="Strong_20_Emphasis">Descrição</text:span></text:p>
            </table:table-cell>
            <table:table-cell table:style-name="Tabela1.A1" office:value-type="string">
              <text:p text:style-name="Table_20_Heading"><text:span text:style-name="Strong_20_Emphasis">Prazo Estimado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Planejamento</text:p>
          </table:table-cell>
          <table:table-cell table:style-name="Tabela1.A1" office:value-type="string">
            <text:p text:style-name="Table_20_Contents">Definir requisitos <text:span text:style-name="T4">e metas</text:span> principais do MVP.</text:p>
          </table:table-cell>
          <table:table-cell table:style-name="Tabela1.A1" office:value-type="string">
            <text:p text:style-name="P3">OK</text:p>
          </table:table-cell>
        </table:table-row>
        <table:table-row>
          <table:table-cell table:style-name="Tabela1.A1" office:value-type="string">
            <text:p text:style-name="Table_20_Contents">Prototipação no Figma</text:p>
          </table:table-cell>
          <table:table-cell table:style-name="Tabela1.A1" office:value-type="string">
            <text:p text:style-name="Table_20_Contents">Criar esboço da interface da aplicação.</text:p>
          </table:table-cell>
          <table:table-cell table:style-name="Tabela1.A1" office:value-type="string">
            <text:p text:style-name="P4">OK</text:p>
          </table:table-cell>
        </table:table-row>
        <table:table-row>
          <table:table-cell table:style-name="Tabela1.A1" office:value-type="string">
            <text:p text:style-name="P5">Desenvolvimento Frontend</text:p>
          </table:table-cell>
          <table:table-cell table:style-name="Tabela1.A1" office:value-type="string">
            <text:p text:style-name="P4">Criar com JS puro</text:p>
          </table:table-cell>
          <table:table-cell table:style-name="Tabela1.A1" office:value-type="string">
            <text:p text:style-name="Table_20_Contents"><text:span text:style-name="T3">1</text:span> <text:span text:style-name="T3">dia</text:span></text:p>
          </table:table-cell>
        </table:table-row>
        <table:table-row>
          <table:table-cell table:style-name="Tabela1.A1" office:value-type="string">
            <text:p text:style-name="P5">Desenvolvimento <text:span text:style-name="T5">Backend</text:span></text:p>
          </table:table-cell>
          <table:table-cell table:style-name="Tabela1.A1" office:value-type="string">
            <text:p text:style-name="Table_20_Contents">Implementar funcionalidades de extração e geração.</text:p>
          </table:table-cell>
          <table:table-cell table:style-name="Tabela1.A1" office:value-type="string">
            <text:p text:style-name="Table_20_Contents"><text:span text:style-name="T3">2</text:span> <text:span text:style-name="T3">dias</text:span></text:p>
          </table:table-cell>
        </table:table-row>
        <table:table-row>
          <table:table-cell table:style-name="Tabela1.A1" office:value-type="string">
            <text:p text:style-name="Table_20_Contents">Testes e Validações</text:p>
          </table:table-cell>
          <table:table-cell table:style-name="Tabela1.A1" office:value-type="string">
            <text:p text:style-name="Table_20_Contents">Garantir que as funcionalidades estão funcionando.</text:p>
          </table:table-cell>
          <table:table-cell table:style-name="Tabela1.A1" office:value-type="string">
            <text:p text:style-name="P2">2 dias</text:p>
          </table:table-cell>
        </table:table-row>
        <table:table-row>
          <table:table-cell table:style-name="Tabela1.A1" office:value-type="string">
            <text:p text:style-name="Table_20_Contents">Ajustes e Finalização</text:p>
          </table:table-cell>
          <table:table-cell table:style-name="Tabela1.A1" office:value-type="string">
            <text:p text:style-name="Table_20_Contents">Melhorias e revisão geral.</text:p>
          </table:table-cell>
          <table:table-cell table:style-name="Tabela1.A1" office:value-type="string">
            <text:p text:style-name="P2">1 dia</text:p>
          </table:table-cell>
        </table:table-row>
      </table:table>
      <text:p text:style-name="Text_20_body"/>
      <text:h text:style-name="Heading_20_2" text:outline-level="2"><text:span text:style-name="Strong_20_Emphasis">6. Considerações Finais</text:span></text:h>
      <text:p text:style-name="Text_20_body">Este MVP é o primeiro passo para a criação de uma plataforma mais robusta e escalável. Ele <text:span text:style-name="T3">será</text:span> projetado para rodar localmente, evitando complexidades iniciais relacionadas a deploy. Com o avanço do projeto, será possível explorar soluções de banco de dados e deploy na nuvem. A estrutura modular permitirá fácil integração de novas funcionalidades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04:53.941000000</meta:creation-date>
    <dc:date>2024-12-15T18:14:35.711000000</dc:date>
    <meta:editing-duration>P3DT9H36M20S</meta:editing-duration>
    <meta:editing-cycles>3</meta:editing-cycles>
    <meta:generator>LibreOffice/7.6.2.1$Windows_X86_64 LibreOffice_project/56f7684011345957bbf33a7ee678afaf4d2ba333</meta:generator>
    <meta:document-statistic meta:table-count="1" meta:image-count="0" meta:object-count="0" meta:page-count="2" meta:paragraph-count="56" meta:word-count="434" meta:character-count="2782" meta:non-whitespace-character-count="2421"/>
  </office:meta>
</office:document-meta>
</file>